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4.8438in" fo:margin-left="0.7708in" table:align="left" style:writing-mode="lr-tb"/>
    </style:style>
    <style:style style:name="Table3.A" style:family="table-column">
      <style:table-column-properties style:column-width="4.8438in"/>
    </style:style>
    <style:style style:name="Table3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4" style:family="table">
      <style:table-properties style:width="4.8542in" fo:margin-left="0.7708in" table:align="left" style:writing-mode="lr-tb"/>
    </style:style>
    <style:style style:name="Table4.A" style:family="table-column">
      <style:table-column-properties style:column-width="4.8542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5" style:family="table">
      <style:table-properties style:width="4.9271in" fo:margin-left="0.7917in" table:align="left" style:writing-mode="lr-tb"/>
    </style:style>
    <style:style style:name="Table5.A" style:family="table-column">
      <style:table-column-properties style:column-width="4.9271in"/>
    </style:style>
    <style:style style:name="Table5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6" style:family="table">
      <style:table-properties style:width="6.925in" fo:margin-left="0in" table:align="left" style:writing-mode="lr-tb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6.A2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="1pt solid #000000"/>
    </style:style>
    <style:style style:name="Table7" style:family="table">
      <style:table-properties style:width="3.6146in" fo:margin-left="0.7083in" table:align="left" style:writing-mode="lr-tb"/>
    </style:style>
    <style:style style:name="Table7.A" style:family="table-column">
      <style:table-column-properties style:column-width="1.5938in"/>
    </style:style>
    <style:style style:name="Table7.B" style:family="table-column">
      <style:table-column-properties style:column-width="2.0208in"/>
    </style:style>
    <style:style style:name="Table7.A1" style:family="table-cell">
      <style:table-cell-properties style:vertical-align="top" fo:padding="0.0694in" fo:border="1pt solid #000000"/>
    </style:style>
    <style:style style:name="Table8" style:family="table">
      <style:table-properties style:width="6.925in" fo:margin-left="0in" table:align="left" style:writing-mode="lr-tb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9" style:family="table">
      <style:table-properties style:width="3.6146in" fo:margin-left="0.7083in" table:align="left" style:writing-mode="lr-tb"/>
    </style:style>
    <style:style style:name="Table9.A" style:family="table-column">
      <style:table-column-properties style:column-width="1.5938in"/>
    </style:style>
    <style:style style:name="Table9.B" style:family="table-column">
      <style:table-column-properties style:column-width="2.0208in"/>
    </style:style>
    <style:style style:name="Table9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6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7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 style:list-style-name="LS1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fo:background-color="#4a86e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4">TINKER</text:span><text:span text:style-name="T4"> </text:span><text:span text:style-name="T4">ACADEMY</text:span></text:p>
      <text:p text:style-name="P4"/>
      <text:p text:style-name="P2"><text:span text:style-name="T3">SCRATCH</text:span><text:span text:style-name="T3"> </text:span><text:span text:style-name="T3">Programming</text:span><text:span text:style-name="T3"> </text:span><text:span text:style-name="T3">Advanced</text:span></text:p>
      <text:p text:style-name="P5"/>
      <text:p text:style-name="P3"><text:span text:style-name="T2">Quiz</text:span><text:span text:style-name="T2"> 6: </text:span><text:span text:style-name="T2">Application</text:span><text:span text:style-name="T2"> </text:span><text:span text:style-name="T2">Of</text:span><text:span text:style-name="T2"> </text:span><text:span text:style-name="T2">Data</text:span><text:span text:style-name="T2"> </text:span><text:span text:style-name="T2">Structures</text:span>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5">Welcome</text:span><text:span text:style-name="T5"> </text:span><text:span text:style-name="T5">to</text:span><text:span text:style-name="T5"> </text:span><text:span text:style-name="T5">the</text:span><text:span text:style-name="T5"> </text:span><text:span text:style-name="T5">Class</text:span><text:span text:style-name="T5">!</text:span></text:p>
            <text:p text:style-name="P11"/>
            <text:p text:style-name="P10"><text:span text:style-name="T5">This</text:span><text:span text:style-name="T5"> </text:span><text:span text:style-name="T5">quiz</text:span><text:span text:style-name="T5"> </text:span><text:span text:style-name="T5">will</text:span><text:span text:style-name="T5"> </text:span><text:span text:style-name="T5">cover</text:span><text:span text:style-name="T5"> </text:span><text:span text:style-name="T5">the</text:span><text:span text:style-name="T5"> </text:span><text:span text:style-name="T7">sixth</text:span><text:span text:style-name="T5"> </text:span><text:span text:style-name="T5">SCRATCH</text:span><text:span text:style-name="T5"> </text:span><text:span text:style-name="T5">Programming</text:span><text:span text:style-name="T5"> </text:span><text:span text:style-name="T5">Advanced</text:span><text:span text:style-name="T5"> </text:span><text:span text:style-name="T5">class</text:span><text:span text:style-name="T5">.</text:span></text:p>
            <text:p text:style-name="P11"/>
            <text:p text:style-name="P10"><text:span text:style-name="T5">This</text:span><text:span text:style-name="T5"> </text:span><text:span text:style-name="T5">quiz</text:span><text:span text:style-name="T5"> </text:span><text:span text:style-name="T5">is</text:span><text:span text:style-name="T5"> </text:span><text:span text:style-name="T5">graded</text:span><text:span text:style-name="T5">!</text:span></text:p>
          </table:table-cell>
        </table:table-row>
      </table:table>
      <text:p text:style-name="P1"/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pan text:style-name="T5">Question</text:span><text:span text:style-name="T5"> 1</text:span></text:p>
          </table:table-cell>
        </table:table-row>
        <table:table-row>
          <table:table-cell table:style-name="Table2.A2" office:value-type="string">
            <text:p text:style-name="P10"><text:span text:style-name="T5">In</text:span><text:span text:style-name="T5"> </text:span><text:span text:style-name="T5">the</text:span><text:span text:style-name="T5"> </text:span><text:span text:style-name="T5">TIC</text:span><text:span text:style-name="T5">_</text:span><text:span text:style-name="T5">TAC</text:span><text:span text:style-name="T5">_</text:span><text:span text:style-name="T5">TOE</text:span><text:span text:style-name="T5"> </text:span><text:span text:style-name="T5">program</text:span><text:span text:style-name="T5"> </text:span><text:span text:style-name="T5">that</text:span><text:span text:style-name="T5"> </text:span><text:span text:style-name="T5">we</text:span><text:span text:style-name="T5"> </text:span><text:span text:style-name="T5">have</text:span><text:span text:style-name="T5"> </text:span><text:span text:style-name="T5">been</text:span><text:span text:style-name="T5"> </text:span><text:span text:style-name="T5">writing</text:span><text:span text:style-name="T5"> </text:span><text:span text:style-name="T5">in</text:span><text:span text:style-name="T5"> </text:span><text:span text:style-name="T5">class</text:span><text:span text:style-name="T5">, </text:span><text:span text:style-name="T5">we</text:span><text:span text:style-name="T5"> </text:span><text:span text:style-name="T5">have</text:span><text:span text:style-name="T5"> </text:span><text:span text:style-name="T5">been</text:span><text:span text:style-name="T5"> </text:span><text:span text:style-name="T5">using</text:span><text:span text:style-name="T5"> </text:span><text:span text:style-name="T5">the</text:span><text:span text:style-name="T5"> </text:span><text:span text:style-name="T5">EMPTY</text:span><text:span text:style-name="T5">_</text:span><text:span text:style-name="T5">SLOT</text:span><text:span text:style-name="T5">, </text:span><text:span text:style-name="T5">CIRCLE</text:span><text:span text:style-name="T5">_</text:span><text:span text:style-name="T5">SLOT</text:span><text:span text:style-name="T5"> </text:span><text:span text:style-name="T5">and</text:span><text:span text:style-name="T5"> </text:span><text:span text:style-name="T5">CROSS</text:span><text:span text:style-name="T5">_</text:span><text:span text:style-name="T5">SLOT</text:span><text:span text:style-name="T5"> </text:span><text:span text:style-name="T5">as</text:span><text:span text:style-name="T5"> </text:span><text:span text:style-name="T5">marker</text:span><text:span text:style-name="T5"> </text:span><text:span text:style-name="T5">variables</text:span><text:span text:style-name="T5">. </text:span></text:p>
            <text:p text:style-name="P11"/>
            <text:p text:style-name="P10"><text:span text:style-name="T5">These</text:span><text:span text:style-name="T5"> </text:span><text:span text:style-name="T5">marker</text:span><text:span text:style-name="T5"> </text:span><text:span text:style-name="T5">variables</text:span><text:span text:style-name="T5"> </text:span><text:span text:style-name="T5">are</text:span><text:span text:style-name="T5"> </text:span><text:span text:style-name="T5">initialized</text:span><text:span text:style-name="T5"> </text:span><text:span text:style-name="T5">in</text:span><text:span text:style-name="T5"> </text:span><text:span text:style-name="T5">the</text:span><text:span text:style-name="T5"> </text:span><text:span text:style-name="T5">When</text:span><text:span text:style-name="T5"> </text:span><text:span text:style-name="T5">Green</text:span><text:span text:style-name="T5"> </text:span><text:span text:style-name="T5">Flag</text:span><text:span text:style-name="T5"> </text:span><text:span text:style-name="T5">Clicked</text:span><text:span text:style-name="T5"> </text:span><text:span text:style-name="T5">Script</text:span><text:span text:style-name="T5"> </text:span><text:span text:style-name="T5">in</text:span><text:span text:style-name="T5"> </text:span><text:span text:style-name="T5">the</text:span><text:span text:style-name="T5"> </text:span><text:span text:style-name="T5">Controller</text:span><text:span text:style-name="T5">. </text:span></text:p>
            <text:p text:style-name="P11"/>
            <text:p text:style-name="P10"><text:span text:style-name="T5">Which</text:span><text:span text:style-name="T5"> </text:span><text:span text:style-name="T5">of</text:span><text:span text:style-name="T5"> </text:span><text:span text:style-name="T5">the</text:span><text:span text:style-name="T5"> </text:span><text:span text:style-name="T5">following</text:span><text:span text:style-name="T5"> </text:span><text:span text:style-name="T5">are</text:span><text:span text:style-name="T5"> </text:span><text:span text:style-name="T5">valid</text:span><text:span text:style-name="T5"> </text:span><text:span text:style-name="T5">initializations</text:span><text:span text:style-name="T5"> </text:span><text:span text:style-name="T5">of</text:span><text:span text:style-name="T5"> </text:span><text:span text:style-name="T5">the</text:span><text:span text:style-name="T5"> </text:span><text:span text:style-name="T5">marker</text:span><text:span text:style-name="T5"> </text:span><text:span text:style-name="T5">variables</text:span><text:span text:style-name="T5">?</text:span></text:p>
            <text:p text:style-name="P11"/>
            <text:p text:style-name="P10"><text:span text:style-name="T5">More</text:span><text:span text:style-name="T5"> </text:span><text:span text:style-name="T5">than</text:span><text:span text:style-name="T5"> </text:span><text:span text:style-name="T5">one</text:span><text:span text:style-name="T5"> </text:span><text:span text:style-name="T5">answer</text:span><text:span text:style-name="T5"> </text:span><text:span text:style-name="T5">may</text:span><text:span text:style-name="T5"> </text:span><text:span text:style-name="T5">be</text:span><text:span text:style-name="T5"> </text:span><text:span text:style-name="T5">correct</text:span><text:span text:style-name="T5">.</text:span></text:p>
            <text:p text:style-name="P11"/>
            <text:p text:style-name="P10"><text:span text:style-name="T5">A</text:span><text:span text:style-name="T5">)</text:span></text:p>
            <text:p text:style-name="P11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9"><text:span text:style-name="T5">set</text:span><text:span text:style-name="T5"> </text:span><text:span text:style-name="T5">EMPTY</text:span><text:span text:style-name="T5">_</text:span><text:span text:style-name="T5">SLOT</text:span><text:span text:style-name="T5"> </text:span><text:span text:style-name="T5">to</text:span><text:span text:style-name="T5"> 0</text:span></text:p>
                </table:table-cell>
              </table:table-row>
              <table:table-row>
                <table:table-cell table:style-name="Table3.A1" office:value-type="string">
                  <text:p text:style-name="P9"><text:span text:style-name="T5">set</text:span><text:span text:style-name="T5"> </text:span><text:span text:style-name="T5">CIRCLE</text:span><text:span text:style-name="T5">_</text:span><text:span text:style-name="T5">SLOT</text:span><text:span text:style-name="T5"> </text:span><text:span text:style-name="T5">to</text:span><text:span text:style-name="T5"> 1</text:span></text:p>
                </table:table-cell>
              </table:table-row>
              <table:table-row>
                <table:table-cell table:style-name="Table3.A1" office:value-type="string">
                  <text:p text:style-name="P9"><text:span text:style-name="T5">set</text:span><text:span text:style-name="T5"> </text:span><text:span text:style-name="T5">CROSS</text:span><text:span text:style-name="T5">_</text:span><text:span text:style-name="T5">SLOT</text:span><text:span text:style-name="T5"> </text:span><text:span text:style-name="T5">to</text:span><text:span text:style-name="T5"> 2</text:span></text:p>
                </table:table-cell>
              </table:table-row>
            </table:table>
            <text:p text:style-name="P13"/>
            <text:p text:style-name="P10"><text:span text:style-name="T5">B</text:span><text:span text:style-name="T5">)</text:span></text:p>
            <text:p text:style-name="P11"/>
            <text:p text:style-name="P11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9"><text:span text:style-name="T5">set</text:span><text:span text:style-name="T5"> </text:span><text:span text:style-name="T5">EMPTY</text:span><text:span text:style-name="T5">_</text:span><text:span text:style-name="T5">SLOT</text:span><text:span text:style-name="T5"> </text:span><text:span text:style-name="T5">to</text:span><text:span text:style-name="T5"> 1</text:span></text:p>
                </table:table-cell>
              </table:table-row>
              <table:table-row>
                <table:table-cell table:style-name="Table4.A1" office:value-type="string">
                  <text:p text:style-name="P9"><text:span text:style-name="T5">set</text:span><text:span text:style-name="T5"> </text:span><text:span text:style-name="T5">CIRCLE</text:span><text:span text:style-name="T5">_</text:span><text:span text:style-name="T5">SLOT</text:span><text:span text:style-name="T5"> </text:span><text:span text:style-name="T5">to</text:span><text:span text:style-name="T5"> 3</text:span></text:p>
                </table:table-cell>
              </table:table-row>
              <table:table-row>
                <table:table-cell table:style-name="Table4.A1" office:value-type="string">
                  <text:p text:style-name="P9"><text:span text:style-name="T5">set</text:span><text:span text:style-name="T5"> </text:span><text:span text:style-name="T5">CROSS</text:span><text:span text:style-name="T5">_</text:span><text:span text:style-name="T5">SLOT</text:span><text:span text:style-name="T5"> </text:span><text:span text:style-name="T5">to</text:span><text:span text:style-name="T5"> 5</text:span></text:p>
                </table:table-cell>
              </table:table-row>
            </table:table>
            <text:p text:style-name="P13"/>
            <text:p text:style-name="P11"/>
            <text:p text:style-name="P11"/>
            <text:p text:style-name="P10"><text:span text:style-name="T5">C</text:span><text:span text:style-name="T5">)</text:span></text:p>
            <text:p text:style-name="P11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9"><text:soft-page-break/><text:span text:style-name="T5">set</text:span><text:span text:style-name="T5"> </text:span><text:span text:style-name="T5">EMPTY</text:span><text:span text:style-name="T5">_</text:span><text:span text:style-name="T5">SLOT</text:span><text:span text:style-name="T5"> </text:span><text:span text:style-name="T5">to</text:span><text:span text:style-name="T5"> 1</text:span></text:p>
                </table:table-cell>
              </table:table-row>
              <table:table-row>
                <table:table-cell table:style-name="Table5.A1" office:value-type="string">
                  <text:p text:style-name="P9"><text:span text:style-name="T5">set</text:span><text:span text:style-name="T5"> </text:span><text:span text:style-name="T5">CIRCLE</text:span><text:span text:style-name="T5">_</text:span><text:span text:style-name="T5">SLOT</text:span><text:span text:style-name="T5"> </text:span><text:span text:style-name="T5">to</text:span><text:span text:style-name="T5"> 1</text:span></text:p>
                </table:table-cell>
              </table:table-row>
              <table:table-row>
                <table:table-cell table:style-name="Table5.A1" office:value-type="string">
                  <text:p text:style-name="P9"><text:span text:style-name="T5">set</text:span><text:span text:style-name="T5"> </text:span><text:span text:style-name="T5">CROSS</text:span><text:span text:style-name="T5">_</text:span><text:span text:style-name="T5">SLOT</text:span><text:span text:style-name="T5"> </text:span><text:span text:style-name="T5">to</text:span><text:span text:style-name="T5"> 1</text:span></text:p>
                </table:table-cell>
              </table:table-row>
            </table:table>
            <text:p text:style-name="P13"/>
            <text:p text:style-name="P11"/>
            <text:p text:style-name="P10"><text:span text:style-name="T5">More</text:span><text:span text:style-name="T5"> </text:span><text:span text:style-name="T5">than</text:span><text:span text:style-name="T5"> </text:span><text:span text:style-name="T5">one</text:span><text:span text:style-name="T5"> </text:span><text:span text:style-name="T5">answer</text:span><text:span text:style-name="T5"> </text:span><text:span text:style-name="T5">may</text:span><text:span text:style-name="T5"> </text:span><text:span text:style-name="T5">be</text:span><text:span text:style-name="T5"> </text:span><text:span text:style-name="T5">correct</text:span><text:span text:style-name="T5">. </text:span><text:span text:style-name="T5">Type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choices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</text:span></text:p>
            <text:p text:style-name="P11"/>
            <text:p text:style-name="P10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/text:p>
          </table:table-cell>
        </table:table-row>
        <table:table-row>
          <table:table-cell table:style-name="Table2.A1" office:value-type="string">
            <text:p text:style-name="P11">Answer</text:p>
          </table:table-cell>
        </table:table-row>
        <table:table-row>
          <table:table-cell table:style-name="Table2.A4" office:value-type="string">
            <text:p text:style-name="P13">A,B</text:p>
            <text:p text:style-name="P11"/>
          </table:table-cell>
        </table:table-row>
      </table:table>
      <text:p text:style-name="P1"/>
      <text:p text:style-name="P8"/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p text:style-name="P10"><text:span text:style-name="T5">Question</text:span><text:span text:style-name="T5"> 2</text:span></text:p>
          </table:table-cell>
        </table:table-row>
        <table:table-row>
          <table:table-cell table:style-name="Table6.A2" office:value-type="string">
            <text:p text:style-name="P10"><text:span text:style-name="T5">The</text:span><text:span text:style-name="T5"> </text:span><text:span text:style-name="T5">following</text:span><text:span text:style-name="T5"> </text:span><text:span text:style-name="T5">function</text:span><text:span text:style-name="T5"> </text:span><text:span text:style-name="T5">X</text:span><text:span text:style-name="T5">_</text:span><text:span text:style-name="T5">POSITION</text:span><text:span text:style-name="T5"> </text:span><text:span text:style-name="T5">takes</text:span><text:span text:style-name="T5"> 1 </text:span><text:span text:style-name="T5">input</text:span></text:p>
            <text:p text:style-name="P11"/>
            <text:list xml:id="list1573491139" text:style-name="LS1">
              <text:list-item>
                <text:p text:style-name="P20"><text:span text:style-name="T5">COL</text:span><text:span text:style-name="T5">_</text:span><text:span text:style-name="T5">NUMBER</text:span></text:p>
              </text:list-item>
            </text:list>
            <text:p text:style-name="P11"/>
            <text:p text:style-name="P10"><text:span text:style-name="T5">and</text:span><text:span text:style-name="T5"> </text:span><text:span text:style-name="T5">sets</text:span><text:span text:style-name="T5"> </text:span><text:span text:style-name="T5">a</text:span><text:span text:style-name="T5"> </text:span><text:span text:style-name="T5">variable</text:span><text:span text:style-name="T5"> </text:span><text:span text:style-name="T5">X</text:span><text:span text:style-name="T5">_</text:span><text:span text:style-name="T5">POSITION</text:span><text:span text:style-name="T5"> </text:span><text:span text:style-name="T5">to</text:span><text:span text:style-name="T5"> </text:span><text:span text:style-name="T5">the</text:span><text:span text:style-name="T5"> </text:span><text:span text:style-name="T5">the</text:span><text:span text:style-name="T5"> </text:span><text:span text:style-name="T6">x</text:span><text:span text:style-name="T6"> </text:span><text:span text:style-name="T6">position</text:span><text:span text:style-name="T5"> </text:span><text:span text:style-name="T5">of</text:span><text:span text:style-name="T5"> </text:span><text:span text:style-name="T5">the</text:span><text:span text:style-name="T5"> </text:span><text:span text:style-name="T5">slot</text:span><text:span text:style-name="T5"> </text:span><text:span text:style-name="T5">at</text:span><text:span text:style-name="T5"> </text:span><text:span text:style-name="T5">COL</text:span><text:span text:style-name="T5">_</text:span><text:span text:style-name="T5">NUMBER</text:span></text:p>
            <text:p text:style-name="P11"/>
            <text:p text:style-name="P10"><text:span text:style-name="T5">The</text:span><text:span text:style-name="T5"> </text:span><text:span text:style-name="T5">total</text:span><text:span text:style-name="T5"> </text:span><text:span text:style-name="T5">width</text:span><text:span text:style-name="T5"> </text:span><text:span text:style-name="T5">of</text:span><text:span text:style-name="T5"> </text:span><text:span text:style-name="T5">the</text:span><text:span text:style-name="T5"> </text:span><text:span text:style-name="T5">stage</text:span><text:span text:style-name="T5"> </text:span><text:span text:style-name="T5">is</text:span><text:span text:style-name="T5"> 480 </text:span><text:span text:style-name="T5">units</text:span></text:p>
            <text:p text:style-name="P10"><text:span text:style-name="T5">The</text:span><text:span text:style-name="T5"> </text:span><text:span text:style-name="T5">total</text:span><text:span text:style-name="T5"> </text:span><text:span text:style-name="T5">height</text:span><text:span text:style-name="T5"> </text:span><text:span text:style-name="T5">of</text:span><text:span text:style-name="T5"> </text:span><text:span text:style-name="T5">the</text:span><text:span text:style-name="T5"> </text:span><text:span text:style-name="T5">stage</text:span><text:span text:style-name="T5"> </text:span><text:span text:style-name="T5">is</text:span><text:span text:style-name="T5"> 360 </text:span><text:span text:style-name="T5">units</text:span></text:p>
            <text:p text:style-name="P11"/>
            <text:p text:style-name="P10"><text:span text:style-name="T5">You</text:span><text:span text:style-name="T5"> </text:span><text:span text:style-name="T5">need</text:span><text:span text:style-name="T5"> </text:span><text:span text:style-name="T5">to</text:span><text:span text:style-name="T5"> </text:span><text:span text:style-name="T5">derive</text:span><text:span text:style-name="T5"> </text:span><text:span text:style-name="T5">the</text:span><text:span text:style-name="T5"> </text:span><text:span text:style-name="T5">formula</text:span><text:span text:style-name="T5"> </text:span><text:span text:style-name="T5">to</text:span><text:span text:style-name="T5"> </text:span><text:span text:style-name="T5">convert</text:span><text:span text:style-name="T5"> </text:span><text:span text:style-name="T5">the</text:span><text:span text:style-name="T5"> </text:span><text:span text:style-name="T5">COL</text:span><text:span text:style-name="T5">_</text:span><text:span text:style-name="T5">NUMBER</text:span><text:span text:style-name="T5"> </text:span><text:span text:style-name="T5">to</text:span><text:span text:style-name="T5"> </text:span><text:span text:style-name="T5">the</text:span><text:span text:style-name="T5"> </text:span><text:span text:style-name="T5">X</text:span><text:span text:style-name="T5">_</text:span><text:span text:style-name="T5">POSITION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/text:p>
            <text:p text:style-name="P10"><text:span text:style-name="T5">Type</text:span><text:span text:style-name="T5"> </text:span><text:span text:style-name="T5">in</text:span><text:span text:style-name="T5"> </text:span><text:span text:style-name="T5">the</text:span><text:span text:style-name="T5"> </text:span><text:span text:style-name="T5">formula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/text:p>
            <text:p text:style-name="P11"/>
            <text:p text:style-name="P10"><text:span text:style-name="T5">The</text:span><text:span text:style-name="T5"> </text:span><text:span text:style-name="T5">formula</text:span><text:span text:style-name="T5"> </text:span><text:span text:style-name="T5">should</text:span><text:span text:style-name="T5"> </text:span><text:span text:style-name="T5">return</text:span><text:span text:style-name="T5"> </text:span><text:span text:style-name="T5">the</text:span><text:span text:style-name="T5"> </text:span><text:span text:style-name="T5">following</text:span><text:span text:style-name="T5"> </text:span><text:span text:style-name="T5">values</text:span></text:p>
            <text:p text:style-name="P11"/>
            <text:p text:style-name="P11"/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9"><text:span text:style-name="T5">COL</text:span><text:span text:style-name="T5">_</text:span><text:span text:style-name="T5">NUMBER</text:span></text:p>
                </table:table-cell>
                <table:table-cell table:style-name="Table7.A1" office:value-type="string">
                  <text:p text:style-name="P9"><text:span text:style-name="T5">X</text:span><text:span text:style-name="T5">_</text:span><text:span text:style-name="T5">POSITION</text:span></text:p>
                </table:table-cell>
              </table:table-row>
              <table:table-row>
                <table:table-cell table:style-name="Table7.A1" office:value-type="string">
                  <text:p text:style-name="P18">1</text:p>
                </table:table-cell>
                <table:table-cell table:style-name="Table7.A1" office:value-type="string">
                  <text:p text:style-name="P18">-160</text:p>
                </table:table-cell>
              </table:table-row>
              <table:table-row>
                <table:table-cell table:style-name="Table7.A1" office:value-type="string">
                  <text:p text:style-name="P18">2</text:p>
                </table:table-cell>
                <table:table-cell table:style-name="Table7.A1" office:value-type="string">
                  <text:p text:style-name="P18">0</text:p>
                </table:table-cell>
              </table:table-row>
              <table:table-row>
                <table:table-cell table:style-name="Table7.A1" office:value-type="string">
                  <text:p text:style-name="P18">3</text:p>
                </table:table-cell>
                <table:table-cell table:style-name="Table7.A1" office:value-type="string">
                  <text:p text:style-name="P18">160</text:p>
                </table:table-cell>
              </table:table-row>
            </table:table>
            <text:p text:style-name="P13"/>
            <text:p text:style-name="P11"/>
            <text:p text:style-name="P10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/text:p>
          </table:table-cell>
        </table:table-row>
        <table:table-row>
          <table:table-cell table:style-name="Table6.A1" office:value-type="string">
            <text:p text:style-name="P11">Answer</text:p>
          </table:table-cell>
        </table:table-row>
        <table:table-row>
          <table:table-cell table:style-name="Table6.A4" office:value-type="string">
            <text:p text:style-name="P13">X_POSITION = COL_NUMBER * 160 – 2 * 160</text:p>
            <text:p text:style-name="P11"/>
            <text:p text:style-name="P11"><text:soft-page-break/></text:p>
          </table:table-cell>
        </table:table-row>
      </table:table>
      <text:p text:style-name="P1"/>
      <text:p text:style-name="P1"/>
      <text:p text:style-name="P7"/>
      <table:table table:name="Table8" table:style-name="Table8">
        <table:table-column table:style-name="Table8.A"/>
        <table:table-row>
          <table:table-cell table:style-name="Table8.A1" office:value-type="string">
            <text:p text:style-name="P10"><text:span text:style-name="T5">Question</text:span><text:span text:style-name="T5"> 3</text:span></text:p>
          </table:table-cell>
        </table:table-row>
        <table:table-row>
          <table:table-cell table:style-name="Table8.A2" office:value-type="string">
            <text:p text:style-name="P10"><text:span text:style-name="T5">The</text:span><text:span text:style-name="T5"> </text:span><text:span text:style-name="T5">following</text:span><text:span text:style-name="T5"> </text:span><text:span text:style-name="T5">function</text:span><text:span text:style-name="T5"> </text:span><text:span text:style-name="T5">Y</text:span><text:span text:style-name="T5">_</text:span><text:span text:style-name="T5">POSITION</text:span><text:span text:style-name="T5"> </text:span><text:span text:style-name="T5">takes</text:span><text:span text:style-name="T5"> 1 </text:span><text:span text:style-name="T5">inputs</text:span></text:p>
            <text:p text:style-name="P11"/>
            <text:list xml:id="list1" text:style-name="LS1">
              <text:list-item>
                <text:p text:style-name="P20"><text:span text:style-name="T5">ROW</text:span><text:span text:style-name="T5">_</text:span><text:span text:style-name="T5">NUMBER</text:span></text:p>
              </text:list-item>
            </text:list>
            <text:p text:style-name="P11"/>
            <text:p text:style-name="P10"><text:span text:style-name="T5">and</text:span><text:span text:style-name="T5"> </text:span><text:span text:style-name="T5">sets</text:span><text:span text:style-name="T5"> </text:span><text:span text:style-name="T5">a</text:span><text:span text:style-name="T5"> </text:span><text:span text:style-name="T5">variable</text:span><text:span text:style-name="T5"> </text:span><text:span text:style-name="T5">Y</text:span><text:span text:style-name="T5">_</text:span><text:span text:style-name="T5">POSITION</text:span><text:span text:style-name="T5"> </text:span><text:span text:style-name="T5">to</text:span><text:span text:style-name="T5"> </text:span><text:span text:style-name="T5">the</text:span><text:span text:style-name="T5"> </text:span><text:span text:style-name="T5">the</text:span><text:span text:style-name="T5"> </text:span><text:span text:style-name="T6">y</text:span><text:span text:style-name="T6"> </text:span><text:span text:style-name="T6">position</text:span><text:span text:style-name="T5"> </text:span><text:span text:style-name="T5">of</text:span><text:span text:style-name="T5"> </text:span><text:span text:style-name="T5">the</text:span><text:span text:style-name="T5"> </text:span><text:span text:style-name="T5">slot</text:span><text:span text:style-name="T5"> </text:span><text:span text:style-name="T5">at</text:span><text:span text:style-name="T5"> </text:span><text:span text:style-name="T5">ROW</text:span><text:span text:style-name="T5">_</text:span><text:span text:style-name="T5">NUMBER</text:span></text:p>
            <text:p text:style-name="P11"/>
            <text:p text:style-name="P10"><text:span text:style-name="T5">The</text:span><text:span text:style-name="T5"> </text:span><text:span text:style-name="T5">total</text:span><text:span text:style-name="T5"> </text:span><text:span text:style-name="T5">width</text:span><text:span text:style-name="T5"> </text:span><text:span text:style-name="T5">of</text:span><text:span text:style-name="T5"> </text:span><text:span text:style-name="T5">the</text:span><text:span text:style-name="T5"> </text:span><text:span text:style-name="T5">stage</text:span><text:span text:style-name="T5"> </text:span><text:span text:style-name="T5">is</text:span><text:span text:style-name="T5"> 480 </text:span><text:span text:style-name="T5">units</text:span></text:p>
            <text:p text:style-name="P10"><text:span text:style-name="T5">The</text:span><text:span text:style-name="T5"> </text:span><text:span text:style-name="T5">total</text:span><text:span text:style-name="T5"> </text:span><text:span text:style-name="T5">height</text:span><text:span text:style-name="T5"> </text:span><text:span text:style-name="T5">of</text:span><text:span text:style-name="T5"> </text:span><text:span text:style-name="T5">the</text:span><text:span text:style-name="T5"> </text:span><text:span text:style-name="T5">stage</text:span><text:span text:style-name="T5"> </text:span><text:span text:style-name="T5">is</text:span><text:span text:style-name="T5"> 360 </text:span><text:span text:style-name="T5">units</text:span></text:p>
            <text:p text:style-name="P11"/>
            <text:p text:style-name="P10"><text:span text:style-name="T5">You</text:span><text:span text:style-name="T5"> </text:span><text:span text:style-name="T5">need</text:span><text:span text:style-name="T5"> </text:span><text:span text:style-name="T5">to</text:span><text:span text:style-name="T5"> </text:span><text:span text:style-name="T5">derive</text:span><text:span text:style-name="T5"> </text:span><text:span text:style-name="T5">the</text:span><text:span text:style-name="T5"> </text:span><text:span text:style-name="T5">formula</text:span><text:span text:style-name="T5"> </text:span><text:span text:style-name="T5">to</text:span><text:span text:style-name="T5"> </text:span><text:span text:style-name="T5">convert</text:span><text:span text:style-name="T5"> </text:span><text:span text:style-name="T5">the</text:span><text:span text:style-name="T5"> </text:span><text:span text:style-name="T5">ROW</text:span><text:span text:style-name="T5">_</text:span><text:span text:style-name="T5">NUMBER</text:span><text:span text:style-name="T5"> </text:span><text:span text:style-name="T5">to</text:span><text:span text:style-name="T5"> </text:span><text:span text:style-name="T5">the</text:span><text:span text:style-name="T5"> </text:span><text:span text:style-name="T5">Y</text:span><text:span text:style-name="T5">_</text:span><text:span text:style-name="T5">POSITION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/text:p>
            <text:p text:style-name="P11"/>
            <text:p text:style-name="P10"><text:span text:style-name="T5">Type</text:span><text:span text:style-name="T5"> </text:span><text:span text:style-name="T5">in</text:span><text:span text:style-name="T5"> </text:span><text:span text:style-name="T5">the</text:span><text:span text:style-name="T5"> </text:span><text:span text:style-name="T5">formula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/text:p>
            <text:p text:style-name="P10"><text:span text:style-name="T5">The</text:span><text:span text:style-name="T5"> </text:span><text:span text:style-name="T5">formula</text:span><text:span text:style-name="T5"> </text:span><text:span text:style-name="T5">should</text:span><text:span text:style-name="T5"> </text:span><text:span text:style-name="T5">return</text:span><text:span text:style-name="T5"> </text:span><text:span text:style-name="T5">the</text:span><text:span text:style-name="T5"> </text:span><text:span text:style-name="T5">following</text:span><text:span text:style-name="T5"> </text:span><text:span text:style-name="T5">values</text:span></text:p>
            <text:p text:style-name="P11"/>
            <text:p text:style-name="P11"/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0"><text:span text:style-name="T5">ROW</text:span><text:span text:style-name="T5">_</text:span><text:span text:style-name="T5">NUMBER</text:span></text:p>
                </table:table-cell>
                <table:table-cell table:style-name="Table9.A1" office:value-type="string">
                  <text:p text:style-name="P10"><text:span text:style-name="T5">Y</text:span><text:span text:style-name="T5">_</text:span><text:span text:style-name="T5">POSITION</text:span></text:p>
                </table:table-cell>
              </table:table-row>
              <table:table-row>
                <table:table-cell table:style-name="Table9.A1" office:value-type="string">
                  <text:p text:style-name="P11">1</text:p>
                </table:table-cell>
                <table:table-cell table:style-name="Table9.A1" office:value-type="string">
                  <text:p text:style-name="P11">120</text:p>
                </table:table-cell>
              </table:table-row>
              <table:table-row>
                <table:table-cell table:style-name="Table9.A1" office:value-type="string">
                  <text:p text:style-name="P11">2</text:p>
                </table:table-cell>
                <table:table-cell table:style-name="Table9.A1" office:value-type="string">
                  <text:p text:style-name="P11">0</text:p>
                </table:table-cell>
              </table:table-row>
              <table:table-row>
                <table:table-cell table:style-name="Table9.A1" office:value-type="string">
                  <text:p text:style-name="P18">3</text:p>
                </table:table-cell>
                <table:table-cell table:style-name="Table9.A1" office:value-type="string">
                  <text:p text:style-name="P18">-120</text:p>
                </table:table-cell>
              </table:table-row>
            </table:table>
            <text:p text:style-name="P14"/>
            <text:p text:style-name="P12"/>
            <text:p text:style-name="P15"><text:span text:style-name="T5">Type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</text:span></text:p>
          </table:table-cell>
        </table:table-row>
        <table:table-row>
          <table:table-cell table:style-name="Table8.A1" office:value-type="string">
            <text:p text:style-name="P11">Answer</text:p>
          </table:table-cell>
        </table:table-row>
        <table:table-row>
          <table:table-cell table:style-name="Table8.A4" office:value-type="string">
            <text:p text:style-name="P13">Y_POSITION = ROW_NUMBER * -120 + 2 * 120</text:p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665in" fo:margin-bottom="0.0835in" fo:line-height="100%" fo:break-before="auto" fo:break-after="auto" fo:keep-with-next="always" style:writing-mode="lr-tb"/>
      <style:text-properties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fo:line-height="100%" fo:break-before="auto" fo:break-after="auto" fo:keep-with-next="always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fo:line-height="100%" fo:break-before="auto" fo:break-after="auto" fo:keep-with-next="always" style:writing-mode="lr-tb"/>
      <style:text-properties fo:color="#808080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28pt" fo:font-weight="bold" style:font-name-asian="Verdana" style:font-size-asian="28pt" style:font-weight-asian="bold" style:font-name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</text:span><text:span text:style-name="MT1">Tinker</text:span><text:span text:style-name="MT1"> </text:span><text:span text:style-name="MT1">Academy</text:span><text:span text:style-name="MT1">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Tinker Academy</dc:creator>
    <meta:editing-cycles>2</meta:editing-cycles>
    <meta:document-statistic meta:table-count="9" meta:image-count="0" meta:object-count="0" meta:page-count="3" meta:paragraph-count="68" meta:word-count="364" meta:character-count="1956" meta:non-whitespace-character-count="1649"/>
    <dc:date>2014-11-09T13:50:52</dc:date>
    <meta:editing-duration>PT1M51S</meta:editing-duration>
  </office:meta>
</office:document-meta>
</file>